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25-10-21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25-01-08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24-10-16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24-07-17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24-04-03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24-01-10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23-07-17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23-04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23-01-30 2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22-08-03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22-04-20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22-01-12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21-04-01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21-02-10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20-11-12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20-01-10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19-10-09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19-05-01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19-01-16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18-10-1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18-07-24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18-01-09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17-10-09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17-07-10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17-04-19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17-01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16-10-10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16-07-12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16-04-13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16-01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15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15-07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15-04-22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15-01-21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14-10-27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14-07-31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14-04-1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13-12-19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13-08-0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13-04-11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12-10-3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12-08-01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12-04-1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11-10-26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11-07-27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11-02-01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10-10-14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10-07-2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10-04-20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08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08-0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07-11-17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07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07-05-0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06-04-12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06-01-24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05-12-2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05-10-25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05-05-11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05-02-08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04-11-17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04-06-1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04-03-1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04-03-10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04-01-0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03-09-2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03-04-2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03-01-2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02-10-0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02-07-08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02-05-23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02-04-09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02-01-02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01-11-2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01-09-25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01-08-3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01-08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01-06-0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01-02-1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OSE0053826</text:p>
          </table:table-cell>
          <table:table-cell office:value-type="string" calcext:value-type="string">
            <text:p>40S/08W-01BAC</text:p>
          </table:table-cell>
          <table:table-cell office:value-type="string" calcext:value-type="string">
            <text:p>2001-02-14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28" meta:object-count="0"/>
    <meta:user-defined meta:name="AppVersion">3.0</meta:user-defined>
  </office:meta>
</office:document-meta>
</file>